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2" style:parent-style-name="Normal" style:family="paragraph">
      <style:text-properties fo:font-size="14pt" style:font-size-asian="14pt"/>
    </style:style>
    <style:style style:name="T3" style:parent-style-name="DefaultParagraphFont" style:family="text">
      <style:text-properties fo:font-size="14pt" style:font-size-asian="14pt"/>
    </style:style>
    <style:style style:name="T4" style:parent-style-name="DefaultParagraphFont" style:family="text">
      <style:text-properties fo:font-size="14pt" style:font-size-asian="14pt" fo:language="bg" fo:country="BG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/>
    </style:style>
    <style:style style:name="P9" style:parent-style-name="Normal" style:family="paragraph">
      <style:text-properties fo:font-size="14pt" style:font-size-asian="14pt"/>
    </style:style>
    <style:style style:name="P10" style:parent-style-name="Normal" style:family="paragraph">
      <style:text-properties fo:font-size="14pt" style:font-size-asian="14pt"/>
    </style:style>
    <style:style style:name="P11" style:parent-style-name="Normal" style:family="paragraph">
      <style:text-properties fo:font-size="14pt" style:font-size-asian="14pt"/>
    </style:style>
    <style:style style:name="P12" style:parent-style-name="Normal" style:family="paragraph">
      <style:text-properties fo:font-size="14pt" style:font-size-asian="14pt"/>
    </style:style>
    <style:style style:name="P13" style:parent-style-name="Normal" style:family="paragraph">
      <style:text-properties fo:font-size="14pt" style:font-size-asian="14pt"/>
    </style:style>
    <style:style style:name="P14" style:parent-style-name="Normal" style:family="paragraph">
      <style:text-properties fo:font-size="14pt" style:font-size-asian="14pt"/>
    </style:style>
    <style:style style:name="P15" style:parent-style-name="Normal" style:family="paragraph">
      <style:text-properties fo:font-size="14pt" style:font-size-asian="14pt"/>
    </style:style>
    <style:style style:name="P16" style:parent-style-name="Normal" style:family="paragraph">
      <style:text-properties fo:font-size="14pt" style:font-size-asian="14pt"/>
    </style:style>
    <style:style style:name="P17" style:parent-style-name="Normal" style:family="paragraph">
      <style:text-properties fo:font-size="14pt" style:font-size-asian="14pt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P22" style:parent-style-name="Normal" style:family="paragraph">
      <style:text-properties fo:font-size="14pt" style:font-size-asian="14pt"/>
    </style:style>
    <style:style style:name="P23" style:parent-style-name="Normal" style:family="paragraph">
      <style:text-properties fo:font-size="14pt" style:font-size-asian="14pt"/>
    </style:style>
    <style:style style:name="P24" style:parent-style-name="Normal" style:family="paragraph">
      <style:text-properties fo:font-size="14pt" style:font-size-asian="14pt"/>
    </style:style>
    <style:style style:name="T25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Exercises for independent work and study of ROS</text:p>
      <text:p text:style-name="P2"/>
      <text:p text:style-name="Normal"><text:span text:style-name="T3">To complete the exercises below, review the ROS tutorials</text:span><text:span text:style-name="T4">.</text:span></text:p>
      <text:p text:style-name="P5"/>
      <text:p text:style-name="P6">Exercise 1. Tele-control of Turtlebot2</text:p>
      <text:p text:style-name="P7">- Run the Turtlebot2 simulation program in Gazebo</text:p>
      <text:p text:style-name="P8">- Start the tele-control package of the robot via keyboard</text:p>
      <text:p text:style-name="P9">Using the keys on the keyboard, go around the objects with the robot.</text:p>
      <text:p text:style-name="P10">Use different speeds starting from the lowest and reaching the maximum.</text:p>
      <text:p text:style-name="P11"/>
      <text:p text:style-name="P12">Exercise 2. Mapping and autonomous navigation with Turtlebot3</text:p>
      <text:p text:style-name="P13">- Run the Turtlebot3 simulation program in Gazebo using one of the following options: turtlebot3_house or turtlebot3_world</text:p>
      <text:p text:style-name="P14">- Start the tele-control package of the robot via keyboard</text:p>
      <text:p text:style-name="P15">- Launch the mapping package and make a map of the selected world</text:p>
      <text:p text:style-name="P16">- Save the map according to the instructions for working with Turtlebot3</text:p>
      <text:p text:style-name="P17">- Launched the navigation package with the saved map</text:p>
      <text:p text:style-name="P18">- Set the correct initial position of the robot so that it is ready for autonomous work</text:p>
      <text:p text:style-name="P19">- Set five random desired positions for the robot to move. Wait until you reach each of the positions and follow and the robot successfully reaches the tasks.</text:p>
      <text:p text:style-name="P20"/>
      <text:p text:style-name="P21">Exercise 3. Navigation with the Husky robot</text:p>
      <text:p text:style-name="P22">- Run the Husky simulation program in Gazebo using the following<text:s/>simulation: husky_playpen</text:p>
      <text:p text:style-name="P23">- Start the tele-control package of the robot via keyboard</text:p>
      <text:p text:style-name="P24">- Run the programs for the robot in Frontier Exploration mode</text:p>
      <text:p text:style-name="Normal"><text:span text:style-name="T25">- Set five different desired positions for the robot to reach, observe the robot's behavior and mark successful attemp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0833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798in" fo:margin-left="0.9798in" fo:margin-bottom="0.9798in" fo:margin-right="0.97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is Chikurtev</meta:initial-creator>
    <dc:creator>Denis Chikurtev</dc:creator>
    <meta:creation-date>2021-10-05T08:12:00Z</meta:creation-date>
    <dc:date>2021-10-05T08:18:00Z</dc:date>
    <meta:template xlink:href="Normal.dotm" xlink:type="simple"/>
    <meta:editing-cycles>1</meta:editing-cycles>
    <meta:editing-duration>PT120S</meta:editing-duration>
    <meta:document-statistic meta:page-count="1" meta:paragraph-count="2" meta:word-count="218" meta:character-count="1459" meta:row-count="10" meta:non-whitespace-character-count="1243"/>
  </office:meta>
</office:document-meta>
</file>